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04c" officeooo:paragraph-rsid="000cf7e1"/>
    </style:style>
    <style:style style:name="P2" style:family="paragraph" style:parent-style-name="Standard">
      <style:text-properties officeooo:rsid="0015ecfb" officeooo:paragraph-rsid="0015ecfb"/>
    </style:style>
    <style:style style:name="P3" style:family="paragraph" style:parent-style-name="Standard">
      <style:text-properties officeooo:rsid="0017b87c" officeooo:paragraph-rsid="0017b87c"/>
    </style:style>
    <style:style style:name="P4" style:family="paragraph" style:parent-style-name="Standard">
      <style:text-properties officeooo:rsid="00183560" officeooo:paragraph-rsid="00183560"/>
    </style:style>
    <style:style style:name="P5" style:family="paragraph" style:parent-style-name="Standard">
      <style:text-properties officeooo:rsid="001a210e" officeooo:paragraph-rsid="001a210e"/>
    </style:style>
    <style:style style:name="P6" style:family="paragraph" style:parent-style-name="Standard">
      <style:text-properties officeooo:rsid="001be83a" officeooo:paragraph-rsid="001be83a"/>
    </style:style>
    <style:style style:name="P7" style:family="paragraph" style:parent-style-name="Standard">
      <style:text-properties officeooo:rsid="001d3151" officeooo:paragraph-rsid="001d3151"/>
    </style:style>
    <style:style style:name="P8" style:family="paragraph" style:parent-style-name="Standard">
      <style:text-properties officeooo:rsid="001e3899" officeooo:paragraph-rsid="001e3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Have alphabetical order instantly apply after adding new show.</text:p>
      <text:p text:style-name="P5">DONE</text:p>
      <text:p text:style-name="P2">2. Add ‘forgot password’ functionality.</text:p>
      <text:p text:style-name="P3">3. Make show pages redirect if not logged in.</text:p>
      <text:p text:style-name="P8">DONE.</text:p>
      <text:p text:style-name="P4">4. Make extra results disappear, single result to center of page, when result is clicked.</text:p>
      <text:p text:style-name="P8">DONE.</text:p>
      <text:p text:style-name="P6">5. Remove ability to have duplicate shows.</text:p>
      <text:p text:style-name="P7">6. Rather than text for streaming results, have it display the log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6-18T23:26:18.373000000</dc:date>
    <meta:editing-duration>P24DT13H53M59S</meta:editing-duration>
    <meta:editing-cycles>15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9" meta:word-count="61" meta:character-count="363" meta:non-whitespace-character-count="310"/>
  </office:meta>
</office:document-meta>
</file>